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fr" fo:country="FR" officeooo:rsid="00338122" officeooo:paragraph-rsid="00338122" style:font-size-asian="20pt" style:font-size-complex="20pt"/>
    </style:style>
    <style:style style:name="P2" style:family="paragraph" style:parent-style-name="Standard">
      <style:text-properties fo:font-size="14pt" fo:language="fr" fo:country="FR" officeooo:rsid="00136536" officeooo:paragraph-rsid="00136536" style:font-size-asian="14pt" style:font-size-complex="14pt"/>
    </style:style>
    <style:style style:name="P3" style:family="paragraph" style:parent-style-name="Standard">
      <style:text-properties fo:font-size="14pt" fo:language="fr" fo:country="FR" officeooo:rsid="0017db1c" officeooo:paragraph-rsid="0017db1c" style:font-size-asian="14pt" style:font-size-complex="14pt"/>
    </style:style>
    <style:style style:name="P4" style:family="paragraph" style:parent-style-name="Standard">
      <style:text-properties fo:font-size="14pt" fo:language="fr" fo:country="FR" officeooo:rsid="00223b9d" officeooo:paragraph-rsid="00223b9d" style:font-size-asian="14pt" style:font-size-complex="14pt"/>
    </style:style>
    <style:style style:name="P5" style:family="paragraph" style:parent-style-name="Standard">
      <style:paragraph-properties fo:text-align="start" style:justify-single-word="false"/>
      <style:text-properties fo:font-size="12pt" fo:language="fr" fo:country="FR" officeooo:rsid="002201c7" officeooo:paragraph-rsid="002541ac" style:font-size-asian="10.5pt" style:font-size-complex="12pt"/>
    </style:style>
    <style:style style:name="P6" style:family="paragraph" style:parent-style-name="Standard">
      <style:text-properties fo:font-size="12pt" fo:language="fr" fo:country="FR" officeooo:rsid="00223b9d" officeooo:paragraph-rsid="00223b9d" style:font-size-asian="12pt" style:font-size-complex="12pt"/>
    </style:style>
    <style:style style:name="P7" style:family="paragraph" style:parent-style-name="Standard">
      <style:text-properties fo:font-size="12pt" fo:language="fr" fo:country="FR" officeooo:rsid="0017db1c" officeooo:paragraph-rsid="0017db1c" style:font-size-asian="12pt" style:font-size-complex="12pt"/>
    </style:style>
    <style:style style:name="P8" style:family="paragraph" style:parent-style-name="Standard">
      <style:text-properties fo:language="fr" fo:country="FR" officeooo:rsid="00136536" officeooo:paragraph-rsid="00136536"/>
    </style:style>
    <style:style style:name="P9" style:family="paragraph" style:parent-style-name="Standard">
      <style:paragraph-properties fo:text-align="start" style:justify-single-word="false"/>
      <style:text-properties fo:font-size="12pt" fo:language="fr" fo:country="FR" officeooo:rsid="00223b9d" officeooo:paragraph-rsid="00223b9d" style:font-size-asian="10.5pt" style:font-size-complex="12pt"/>
    </style:style>
    <style:style style:name="P10" style:family="paragraph" style:parent-style-name="Standard">
      <style:paragraph-properties fo:text-align="start" style:justify-single-word="false"/>
      <style:text-properties fo:font-size="12pt" fo:language="fr" fo:country="FR" officeooo:rsid="002201c7" officeooo:paragraph-rsid="00223b9d" style:font-size-asian="10.5pt" style:font-size-complex="12pt"/>
    </style:style>
    <style:style style:name="P11" style:family="paragraph" style:parent-style-name="Standard">
      <style:paragraph-properties fo:text-align="start" style:justify-single-word="false"/>
      <style:text-properties fo:font-size="12pt" fo:language="fr" fo:country="FR" officeooo:rsid="002201c7" officeooo:paragraph-rsid="00502089" style:font-size-asian="10.5pt" style:font-size-complex="12pt"/>
    </style:style>
    <style:style style:name="P12" style:family="paragraph" style:parent-style-name="Standard">
      <style:paragraph-properties fo:text-align="start" style:justify-single-word="false"/>
      <style:text-properties fo:font-size="12pt" fo:language="fr" fo:country="FR" officeooo:rsid="002201c7" officeooo:paragraph-rsid="002201c7" style:font-size-asian="10.5pt" style:font-size-complex="12pt"/>
    </style:style>
    <style:style style:name="P13" style:family="paragraph" style:parent-style-name="Standard">
      <style:paragraph-properties fo:text-align="start" style:justify-single-word="false"/>
      <style:text-properties fo:font-size="12pt" fo:language="fr" fo:country="FR" officeooo:rsid="003d48b3" officeooo:paragraph-rsid="0051e689" style:font-size-asian="10.5pt" style:font-size-complex="12pt"/>
    </style:style>
    <style:style style:name="P14" style:family="paragraph" style:parent-style-name="Standard">
      <style:text-properties fo:font-size="12pt" fo:language="fr" fo:country="FR" officeooo:rsid="007f7795" officeooo:paragraph-rsid="007f7795" style:font-size-asian="10.5pt" style:font-size-complex="12pt"/>
    </style:style>
    <style:style style:name="P15" style:family="paragraph" style:parent-style-name="Standard">
      <style:text-properties fo:font-size="12pt" fo:language="fr" fo:country="FR" officeooo:rsid="00223b9d" officeooo:paragraph-rsid="00223b9d" style:font-size-asian="12pt" style:font-size-complex="12pt"/>
    </style:style>
    <style:style style:name="P16" style:family="paragraph" style:parent-style-name="Standard">
      <style:text-properties fo:font-size="12pt" fo:language="fr" fo:country="FR" officeooo:rsid="00223b9d" officeooo:paragraph-rsid="005723e1" style:font-size-asian="12pt" style:font-size-complex="12pt"/>
    </style:style>
    <style:style style:name="P17" style:family="paragraph" style:parent-style-name="Standard">
      <style:text-properties fo:font-size="12pt" fo:language="fr" fo:country="FR" officeooo:rsid="0017db1c" officeooo:paragraph-rsid="0017db1c" style:font-size-asian="12pt" style:font-size-complex="12pt"/>
    </style:style>
    <style:style style:name="P18" style:family="paragraph" style:parent-style-name="Standard" style:list-style-name="L2">
      <style:text-properties fo:font-size="12pt" fo:language="fr" fo:country="FR" officeooo:rsid="0017db1c" officeooo:paragraph-rsid="0065ec97" style:font-size-asian="12pt" style:font-size-complex="12pt"/>
    </style:style>
    <style:style style:name="P19" style:family="paragraph" style:parent-style-name="Standard">
      <style:text-properties fo:font-size="12pt" fo:language="fr" fo:country="FR" officeooo:rsid="0017db1c" officeooo:paragraph-rsid="00628657" style:font-size-asian="12pt" style:font-size-complex="12pt"/>
    </style:style>
    <style:style style:name="P20" style:family="paragraph" style:parent-style-name="Standard">
      <style:text-properties fo:font-size="12pt" fo:language="fr" fo:country="FR" officeooo:rsid="0017db1c" officeooo:paragraph-rsid="0065ec97" style:font-size-asian="12pt" style:font-size-complex="12pt"/>
    </style:style>
    <style:style style:name="P21" style:family="paragraph" style:parent-style-name="Standard">
      <style:text-properties fo:font-size="12pt" fo:language="fr" fo:country="FR" officeooo:rsid="0017db1c" officeooo:paragraph-rsid="005bafd4" style:font-size-asian="12pt" style:font-size-complex="12pt"/>
    </style:style>
    <style:style style:name="P22" style:family="paragraph" style:parent-style-name="Standard">
      <style:text-properties fo:font-size="12pt" fo:language="fr" fo:country="FR" officeooo:rsid="005bafd4" officeooo:paragraph-rsid="005bafd4" style:font-size-asian="12pt" style:font-size-complex="12pt"/>
    </style:style>
    <style:style style:name="P23" style:family="paragraph" style:parent-style-name="Standard">
      <style:text-properties fo:font-size="12pt" fo:language="fr" fo:country="FR" officeooo:rsid="005bafd4" officeooo:paragraph-rsid="005da038" style:font-size-asian="12pt" style:font-size-complex="12pt"/>
    </style:style>
    <style:style style:name="P24" style:family="paragraph" style:parent-style-name="Standard">
      <style:text-properties fo:font-size="12pt" fo:language="fr" fo:country="FR" officeooo:rsid="002a5326" officeooo:paragraph-rsid="002a5326" style:font-size-asian="12pt" style:font-size-complex="12pt"/>
    </style:style>
    <style:style style:name="P25" style:family="paragraph" style:parent-style-name="Standard">
      <style:text-properties fo:font-size="12pt" fo:language="fr" fo:country="FR" officeooo:rsid="005da038" officeooo:paragraph-rsid="005da038" style:font-size-asian="12pt" style:font-size-complex="12pt"/>
    </style:style>
    <style:style style:name="P26" style:family="paragraph" style:parent-style-name="Standard" style:list-style-name="L1">
      <style:text-properties fo:font-size="12pt" fo:language="fr" fo:country="FR" officeooo:rsid="005f640b" officeooo:paragraph-rsid="005f640b" style:font-size-asian="12pt" style:font-size-complex="12pt"/>
    </style:style>
    <style:style style:name="P27" style:family="paragraph" style:parent-style-name="Standard">
      <style:text-properties fo:font-size="12pt" fo:language="fr" fo:country="FR" officeooo:rsid="005f640b" officeooo:paragraph-rsid="005f640b" style:font-size-asian="12pt" style:font-size-complex="12pt"/>
    </style:style>
    <style:style style:name="P28" style:family="paragraph" style:parent-style-name="Standard" style:list-style-name="L2">
      <style:text-properties fo:font-size="12pt" fo:language="fr" fo:country="FR" officeooo:rsid="0061b257" officeooo:paragraph-rsid="0061b257" style:font-size-asian="12pt" style:font-size-complex="12pt"/>
    </style:style>
    <style:style style:name="P29" style:family="paragraph" style:parent-style-name="Standard" style:list-style-name="L2">
      <style:text-properties fo:font-size="12pt" fo:language="fr" fo:country="FR" officeooo:rsid="0061b257" officeooo:paragraph-rsid="00628657" style:font-size-asian="12pt" style:font-size-complex="12pt"/>
    </style:style>
    <style:style style:name="P30" style:family="paragraph" style:parent-style-name="Standard" style:list-style-name="L2">
      <style:text-properties fo:font-size="12pt" fo:language="fr" fo:country="FR" officeooo:rsid="0061b257" officeooo:paragraph-rsid="00636bc0" style:font-size-asian="12pt" style:font-size-complex="12pt"/>
    </style:style>
    <style:style style:name="P31" style:family="paragraph" style:parent-style-name="Standard">
      <style:text-properties fo:font-size="12pt" fo:language="fr" fo:country="FR" officeooo:rsid="0061b257" officeooo:paragraph-rsid="0061b257" style:font-size-asian="12pt" style:font-size-complex="12pt"/>
    </style:style>
    <style:style style:name="P32" style:family="paragraph" style:parent-style-name="Standard">
      <style:text-properties fo:font-size="12pt" fo:language="fr" fo:country="FR" officeooo:rsid="0061b257" officeooo:paragraph-rsid="00636bc0" style:font-size-asian="12pt" style:font-size-complex="12pt"/>
    </style:style>
    <style:style style:name="P33" style:family="paragraph" style:parent-style-name="Standard">
      <style:text-properties fo:font-size="12pt" fo:language="fr" fo:country="FR" officeooo:rsid="00636bc0" officeooo:paragraph-rsid="00636bc0" style:font-size-asian="12pt" style:font-size-complex="12pt"/>
    </style:style>
    <style:style style:name="P34" style:family="paragraph" style:parent-style-name="Standard" style:list-style-name="L2">
      <style:text-properties fo:font-size="12pt" fo:language="fr" fo:country="FR" officeooo:rsid="00636bc0" officeooo:paragraph-rsid="00636bc0" style:font-size-asian="12pt" style:font-size-complex="12pt"/>
    </style:style>
    <style:style style:name="P35" style:family="paragraph" style:parent-style-name="Standard" style:list-style-name="L2">
      <style:text-properties fo:font-size="12pt" fo:language="fr" fo:country="FR" officeooo:rsid="0065ec97" officeooo:paragraph-rsid="0065ec97" style:font-size-asian="12pt" style:font-size-complex="12pt"/>
    </style:style>
    <style:style style:name="P36" style:family="paragraph" style:parent-style-name="Standard" style:list-style-name="L2">
      <style:text-properties fo:font-size="12pt" fo:language="fr" fo:country="FR" officeooo:rsid="0065ec97" officeooo:paragraph-rsid="0085b2da" style:font-size-asian="12pt" style:font-size-complex="12pt"/>
    </style:style>
    <style:style style:name="P37" style:family="paragraph" style:parent-style-name="Standard">
      <style:text-properties fo:font-size="12pt" fo:language="fr" fo:country="FR" officeooo:rsid="00679d62" officeooo:paragraph-rsid="00679d62" style:font-size-asian="12pt" style:font-size-complex="12pt"/>
    </style:style>
    <style:style style:name="P38" style:family="paragraph" style:parent-style-name="Standard">
      <style:text-properties fo:font-size="12pt" fo:language="fr" fo:country="FR" officeooo:rsid="007546cc" officeooo:paragraph-rsid="007546cc" style:font-size-asian="12pt" style:font-size-complex="12pt"/>
    </style:style>
    <style:style style:name="P39" style:family="paragraph" style:parent-style-name="Standard">
      <style:text-properties fo:font-size="12pt" fo:language="fr" fo:country="FR" officeooo:rsid="0079581e" officeooo:paragraph-rsid="0079581e" style:font-size-asian="12pt" style:font-size-complex="12pt"/>
    </style:style>
    <style:style style:name="P40" style:family="paragraph" style:parent-style-name="Standard">
      <style:text-properties officeooo:paragraph-rsid="005f640b"/>
    </style:style>
    <style:style style:name="P41" style:family="paragraph" style:parent-style-name="Standard" style:list-style-name="L1">
      <style:text-properties fo:color="#ff0000" fo:font-size="12pt" fo:language="fr" fo:country="FR" officeooo:rsid="005f640b" officeooo:paragraph-rsid="005f640b" style:font-size-asian="12pt" style:font-size-complex="12pt"/>
    </style:style>
    <style:style style:name="P42" style:family="paragraph" style:parent-style-name="Standard" style:list-style-name="L1">
      <style:text-properties style:use-window-font-color="true" fo:font-size="12pt" fo:language="fr" fo:country="FR" officeooo:rsid="005f640b" officeooo:paragraph-rsid="005f640b" style:font-size-asian="12pt" style:font-size-complex="12pt"/>
    </style:style>
    <style:style style:name="P43" style:family="paragraph" style:parent-style-name="Standard" style:list-style-name="L1">
      <style:text-properties officeooo:paragraph-rsid="005f640b"/>
    </style:style>
    <style:style style:name="P44" style:family="paragraph" style:parent-style-name="Standard" style:list-style-name="L2">
      <style:text-properties officeooo:paragraph-rsid="0061b257"/>
    </style:style>
    <style:style style:name="P45" style:family="paragraph" style:parent-style-name="Standard">
      <style:text-properties fo:font-size="14pt" fo:language="fr" fo:country="FR" officeooo:rsid="00136536" officeooo:paragraph-rsid="00136536" style:font-size-asian="14pt" style:font-size-complex="14pt"/>
    </style:style>
    <style:style style:name="P46" style:family="paragraph" style:parent-style-name="Standard">
      <style:paragraph-properties fo:text-align="start" style:justify-single-word="false"/>
      <style:text-properties fo:font-size="14pt" fo:language="fr" fo:country="FR" officeooo:rsid="00136536" officeooo:paragraph-rsid="00684366" style:font-size-asian="14pt" style:font-size-complex="14pt"/>
    </style:style>
    <style:style style:name="P47" style:family="paragraph" style:parent-style-name="Standard">
      <style:text-properties fo:font-size="14pt" fo:language="fr" fo:country="FR" officeooo:rsid="0017db1c" officeooo:paragraph-rsid="0017db1c" style:font-size-asian="14pt" style:font-size-complex="14pt"/>
    </style:style>
    <style:style style:name="T1" style:family="text">
      <style:text-properties officeooo:rsid="004118de"/>
    </style:style>
    <style:style style:name="T2" style:family="text">
      <style:text-properties officeooo:rsid="0048754f"/>
    </style:style>
    <style:style style:name="T3" style:family="text">
      <style:text-properties officeooo:rsid="00502089"/>
    </style:style>
    <style:style style:name="T4" style:family="text">
      <style:text-properties fo:font-size="12pt" fo:language="fr" fo:country="FR" officeooo:rsid="005f640b" style:font-size-asian="12pt" style:font-size-complex="12pt"/>
    </style:style>
    <style:style style:name="T5" style:family="text">
      <style:text-properties fo:font-size="12pt" fo:language="fr" fo:country="FR" officeooo:rsid="0061b257" style:font-size-asian="12pt" style:font-size-complex="12pt"/>
    </style:style>
    <style:style style:name="T6" style:family="text">
      <style:text-properties fo:font-size="12pt" fo:language="fr" fo:country="FR" officeooo:rsid="00628657" style:font-size-asian="12pt" style:font-size-complex="12pt"/>
    </style:style>
    <style:style style:name="T7" style:family="text">
      <style:text-properties officeooo:rsid="0052cd75"/>
    </style:style>
    <style:style style:name="T8" style:family="text">
      <style:text-properties officeooo:rsid="005a15af"/>
    </style:style>
    <style:style style:name="T9" style:family="text">
      <style:text-properties officeooo:rsid="005da038"/>
    </style:style>
    <style:style style:name="T10" style:family="text">
      <style:text-properties officeooo:rsid="00628657"/>
    </style:style>
    <style:style style:name="T11" style:family="text">
      <style:text-properties officeooo:rsid="00636bc0"/>
    </style:style>
    <style:style style:name="T12" style:family="text">
      <style:text-properties officeooo:rsid="0065ec97"/>
    </style:style>
    <style:style style:name="T13" style:family="text">
      <style:text-properties officeooo:rsid="0067dcbc"/>
    </style:style>
    <style:style style:name="T14" style:family="text">
      <style:text-properties officeooo:rsid="00684366"/>
    </style:style>
    <style:style style:name="T15" style:family="text">
      <style:text-properties officeooo:rsid="006f694a"/>
    </style:style>
    <style:style style:name="T16" style:family="text">
      <style:text-properties officeooo:rsid="00705c14"/>
    </style:style>
    <style:style style:name="T17" style:family="text">
      <style:text-properties style:use-window-font-color="true"/>
    </style:style>
    <style:style style:name="T18" style:family="text">
      <style:text-properties style:use-window-font-color="true" officeooo:rsid="008889c3"/>
    </style:style>
    <style:style style:name="T19" style:family="text">
      <style:text-properties style:use-window-font-color="true" officeooo:rsid="00891897"/>
    </style:style>
    <style:style style:name="T20" style:family="text">
      <style:text-properties officeooo:rsid="00766d4c"/>
    </style:style>
    <style:style style:name="T21" style:family="text">
      <style:text-properties officeooo:rsid="007aefbb"/>
    </style:style>
    <style:style style:name="T22" style:family="text">
      <style:text-properties officeooo:rsid="007dbb8f"/>
    </style:style>
    <style:style style:name="T23" style:family="text">
      <style:text-properties officeooo:rsid="007f7795"/>
    </style:style>
    <style:style style:name="T24" style:family="text">
      <style:text-properties officeooo:rsid="002201c7"/>
    </style:style>
    <style:style style:name="T25" style:family="text">
      <style:text-properties officeooo:rsid="00811ea1"/>
    </style:style>
    <style:style style:name="T26" style:family="text">
      <style:text-properties officeooo:rsid="00833b34"/>
    </style:style>
    <style:style style:name="T27" style:family="text">
      <style:text-properties officeooo:rsid="0085b2da"/>
    </style:style>
    <style:style style:name="T28" style:family="text">
      <style:text-properties officeooo:rsid="0085ed5b"/>
    </style:style>
    <style:style style:name="T29" style:family="text">
      <style:text-properties officeooo:rsid="008889c3"/>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HP</text:p>
      <text:p text:style-name="P1"/>
      <text:p text:style-name="P1"><text:span text:style-name="T3">Binôme</text:span> : Loïc Escales - Laurent Doiteau</text:p>
      <text:p text:style-name="P2"/>
      <text:p text:style-name="P2">Introduction :</text:p>
      <text:p text:style-name="P2"/>
      <text:p text:style-name="P12">C’est un site de cuisine réaliser par Loïc E<text:span text:style-name="T13">SCALES</text:span> et <text:s/>par Laurent DOITEAU.</text:p>
      <text:p text:style-name="P13">Pour l’organisation <text:span text:style-name="T1">nous utilisons Github pour centraliser notre code, Alwaysdata qui permettra d’ héberger notre site et Filezilla pour transferer notre site sur Alwaysdata.</text:span></text:p>
      <text:p text:style-name="P12"/>
      <text:p text:style-name="P46"><text:span text:style-name="T14">Présentation</text:span> du site :</text:p>
      <text:p text:style-name="P46"/>
      <text:p text:style-name="P9">Ce site à pour but <text:span text:style-name="T2">de </text:span>partage<text:span text:style-name="T2">r</text:span> de<text:span text:style-name="T2">s</text:span> recettes ou permette <text:span text:style-name="T2">d’apprendre de nouvelles recettes.</text:span></text:p>
      <text:p text:style-name="P10"/>
      <text:p text:style-name="P3">Analyse du problème et choix techniques (ces choix devront être discutés) :</text:p>
      <text:p text:style-name="P3"/>
      <text:p text:style-name="P5">Nous avons utiliser pour <text:span text:style-name="T3">réaliser</text:span> ce site Smarty et <text:span text:style-name="T15">C</text:span>ode<text:span text:style-name="T15">I</text:span>gniter, nous avons <text:span text:style-name="T7">aussi </text:span>utiliser la même <text:span text:style-name="T7">méthode</text:span> que dans les TP de php. <text:span text:style-name="T7">De plus nous utilisons Semantic,</text:span></text:p>
      <text:p text:style-name="P16"/>
      <text:p text:style-name="P6">Semantic : <text:span text:style-name="T16">Semantic est un framework front-end que nous utilisons pour le css du site.L’utilisation est facile, est nous permet donc de se focaliser sur le plus important c’est à dire sur le php et les tpls. </text:span></text:p>
      <text:p text:style-name="P6"/>
      <text:p text:style-name="P3">Arborescence du site :</text:p>
      <text:p text:style-name="P7"/>
      <text:p text:style-name="P27">Dans cette arborescence <text:s/>non complètes nous présentons les dossiers ou documents les plus utilisés pendant le projet.</text:p>
      <text:p text:style-name="P27"/>
      <text:list xml:id="list4016806995" text:style-name="L1">
        <text:list-item>
          <text:p text:style-name="P43"><text:span text:style-name="T4">application</text:span></text:p>
          <text:list>
            <text:list-item>
              <text:p text:style-name="P26">cache</text:p>
            </text:list-item>
            <text:list-item>
              <text:p text:style-name="P41">config</text:p>
            </text:list-item>
            <text:list-item>
              <text:p text:style-name="P41">controllers</text:p>
            </text:list-item>
            <text:list-item>
              <text:p text:style-name="P26">core</text:p>
            </text:list-item>
            <text:list-item>
              <text:p text:style-name="P26">helpers</text:p>
            </text:list-item>
            <text:list-item>
              <text:p text:style-name="P26">hooks</text:p>
            </text:list-item>
            <text:list-item>
              <text:p text:style-name="P26">language</text:p>
            </text:list-item>
            <text:list-item>
              <text:p text:style-name="P26">libraries</text:p>
            </text:list-item>
            <text:list-item>
              <text:p text:style-name="P26">logs</text:p>
            </text:list-item>
            <text:list-item>
              <text:p text:style-name="P41">models</text:p>
            </text:list-item>
            <text:list-item>
              <text:p text:style-name="P41">third_party</text:p>
            </text:list-item>
            <text:list-item>
              <text:p text:style-name="P41">views</text:p>
            </text:list-item>
            <text:list-item>
              <text:p text:style-name="P26">index.html</text:p>
            </text:list-item>
          </text:list>
        </text:list-item>
      </text:list>
      <text:p text:style-name="P27"/>
      <text:list xml:id="list21835870573326" text:continue-numbering="true" text:style-name="L1">
        <text:list-item>
          <text:p text:style-name="P42">assets </text:p>
        </text:list-item>
        <text:list-item>
          <text:p text:style-name="P41">bdd<text:span text:style-name="T17"> // </text:span><text:span text:style-name="T18">Dossier qui contient notre page d’extension SQL.</text:span></text:p>
        </text:list-item>
        <text:list-item>
          <text:p text:style-name="P41">docs <text:span text:style-name="T17">// </text:span><text:span text:style-name="T18">Dossier qui contient des informations sur le site comme le rapport par exemple.</text:span></text:p>
        </text:list-item>
        <text:list-item>
          <text:p text:style-name="P41"><text:span text:style-name="T29">m</text:span>edia <text:span text:style-name="T17">// </text:span><text:span text:style-name="T18">Dossier qui contient toutes les images du site</text:span></text:p>
        </text:list-item>
        <text:list-item>
          <text:p text:style-name="P41">semantic <text:span text:style-name="T17">// </text:span><text:span text:style-name="T18">Le dossier de semantic qui permettra de l’utiliser sur les </text:span><text:span text:style-name="T19">templates</text:span></text:p>
        </text:list-item>
        <text:list-item>
          <text:p text:style-name="P26"><text:span text:style-name="T17">system</text:span></text:p>
        </text:list-item>
        <text:list-item>
          <text:p text:style-name="P42">index.php</text:p>
          <text:p text:style-name="P26"/>
        </text:list-item>
      </text:list>
      <text:p text:style-name="P40"><text:soft-page-break/><text:span text:style-name="T6">1. C</text:span><text:span text:style-name="T4">ommençons par le dossier </text:span><text:span text:style-name="T6">config</text:span><text:span text:style-name="T4"> </text:span><text:span text:style-name="T6">qui se trouve dans application</text:span><text:span text:style-name="T5">.</text:span></text:p>
      <text:p text:style-name="P31">Nous utilisons surtout que 2 fichiers :</text:p>
      <text:p text:style-name="P7"/>
      <text:list xml:id="list968204158" text:style-name="L2">
        <text:list-item>
          <text:p text:style-name="P44"><text:span text:style-name="T5">config</text:span></text:p>
          <text:list>
            <text:list-item>
              <text:p text:style-name="P29">config.php // </text:p>
            </text:list-item>
            <text:list-item>
              <text:p text:style-name="P28">database.php // </text:p>
              <text:p text:style-name="P28"/>
            </text:list-item>
          </text:list>
        </text:list-item>
      </text:list>
      <text:p text:style-name="P19"><text:span text:style-name="T10">2. Le dossier controllers qui se trouve dans application.</text:span></text:p>
      <text:p text:style-name="P7"><text:tab/></text:p>
      <text:list xml:id="list21835518884882" text:continue-numbering="true" text:style-name="L2">
        <text:list-item>
          <text:p text:style-name="P30">c<text:span text:style-name="T11">ontrollers</text:span></text:p>
          <text:list>
            <text:list-item>
              <text:p text:style-name="P30"><text:span text:style-name="T11">Connection</text:span>.php //</text:p>
            </text:list-item>
            <text:list-item>
              <text:p text:style-name="P30"><text:span text:style-name="T11">Home</text:span>.php // </text:p>
            </text:list-item>
            <text:list-item>
              <text:p text:style-name="P30"><text:span text:style-name="T11">Profile</text:span>.php // </text:p>
            </text:list-item>
            <text:list-item>
              <text:p text:style-name="P30"><text:span text:style-name="T11">Recipe</text:span>.php // </text:p>
            </text:list-item>
          </text:list>
        </text:list-item>
      </text:list>
      <text:p text:style-name="P32"/>
      <text:p text:style-name="P33">3. <text:span text:style-name="T10">Le dossier </text:span>models<text:span text:style-name="T10"> qui se trouve dans application.</text:span></text:p>
      <text:p text:style-name="P7"/>
      <text:list xml:id="list21836729693460" text:continue-numbering="true" text:style-name="L2">
        <text:list-item>
          <text:p text:style-name="P30">c<text:span text:style-name="T11">ontrollers</text:span></text:p>
          <text:list>
            <text:list-item>
              <text:p text:style-name="P30"><text:span text:style-name="T11">Category_model</text:span>.php // </text:p>
            </text:list-item>
            <text:list-item>
              <text:p text:style-name="P30"><text:span text:style-name="T11">Comment_model</text:span>.php // </text:p>
            </text:list-item>
            <text:list-item>
              <text:p text:style-name="P30"><text:span text:style-name="T11">DB_model</text:span>.php // </text:p>
            </text:list-item>
            <text:list-item>
              <text:p text:style-name="P30"><text:span text:style-name="T11">Ingredient_model.php</text:span> // </text:p>
            </text:list-item>
            <text:list-item>
              <text:p text:style-name="P34">Join_category_recipe_model.php //</text:p>
            </text:list-item>
            <text:list-item>
              <text:p text:style-name="P34">Join_ingredient_recipe_unit_model.php //</text:p>
            </text:list-item>
            <text:list-item>
              <text:p text:style-name="P34">Recipe_model.php //</text:p>
            </text:list-item>
            <text:list-item>
              <text:p text:style-name="P34">Unit_model.php //</text:p>
            </text:list-item>
            <text:list-item>
              <text:p text:style-name="P34">User_model.php //</text:p>
              <text:p text:style-name="P34"/>
            </text:list-item>
          </text:list>
        </text:list-item>
      </text:list>
      <text:p text:style-name="P20"><text:span text:style-name="T12">4. Le dossier third_party qui se trouve dans application.</text:span></text:p>
      <text:p text:style-name="P20"><text:tab/></text:p>
      <text:list xml:id="list21836424446140" text:continue-numbering="true" text:style-name="L2">
        <text:list-item>
          <text:p text:style-name="P18"><text:span text:style-name="T12">third_party //Répertoire de Smarty</text:span></text:p>
        </text:list-item>
      </text:list>
      <text:p text:style-name="P7"/>
      <text:p text:style-name="P20"><text:span text:style-name="T12">5. Le dossier views qui se trouve dans application.</text:span></text:p>
      <text:p text:style-name="P20"><text:tab/></text:p>
      <text:list xml:id="list21837152603998" text:continue-numbering="true" text:style-name="L2">
        <text:list-item>
          <text:p text:style-name="P18"><text:span text:style-name="T12">views</text:span></text:p>
          <text:list>
            <text:list-item>
              <text:p text:style-name="P35">errors // <text:span text:style-name="T26">Permet d’afficher les erreurs s’il y a problèmes.</text:span></text:p>
            </text:list-item>
            <text:list-item>
              <text:p text:style-name="P35">Layout</text:p>
              <text:list>
                <text:list-item>
                  <text:p text:style-name="P35">layout_footer.inc.tpl //<text:span text:style-name="T26">Le footer du body.</text:span></text:p>
                </text:list-item>
                <text:list-item>
                  <text:p text:style-name="P35">layout_header.inc.tpl //<text:span text:style-name="T26">Le header du body.</text:span></text:p>
                </text:list-item>
              </text:list>
            </text:list-item>
            <text:list-item>
              <text:p text:style-name="P35">modules </text:p>
              <text:list>
                <text:list-item>
                  <text:p text:style-name="P35">profile // <text:span text:style-name="T26">Ce dossier contient toutes les pages en rapport avec l’utilisateur.</text:span></text:p>
                  <text:list>
                    <text:list-item>
                      <text:p text:style-name="P35">avatar.tpl //<text:span text:style-name="T26">Page permettant de modifier son avatar.</text:span></text:p>
                    </text:list-item>
                    <text:list-item>
                      <text:p text:style-name="P35">delete.tpl //<text:span text:style-name="T26">Page permettant de supprimer son compte.</text:span></text:p>
                    </text:list-item>
                    <text:list-item>
                      <text:p text:style-name="P35">edit.tpl // <text:span text:style-name="T26">Page permettant de modifier son profil ou de s’enregistrer.</text:span></text:p>
                    </text:list-item>
                    <text:list-item>
                      <text:p text:style-name="P35">password.tpl // <text:s/><text:span text:style-name="T26">S’occupe de la modification de mot de passe.</text:span></text:p>
                    </text:list-item>
                    <text:list-item>
                      <text:p text:style-name="P35">view.tpl // <text:span text:style-name="T26">Page qui affiche le profil.</text:span></text:p>
                    </text:list-item>
                  </text:list>
                </text:list-item>
                <text:list-item>
                  <text:p text:style-name="P36"><text:span text:style-name="T27">r</text:span>ecipe // <text:span text:style-name="T26">Ce dossier contient toutes les pages en rapport avec les recettes.</text:span></text:p>
                  <text:list>
                    <text:list-item>
                      <text:p text:style-name="P35">categories.tpl // <text:span text:style-name="T27">Les recettes en rapport avec la catégorie.</text:span></text:p>
                    </text:list-item>
                    <text:list-item>
                      <text:p text:style-name="P35">category.tpl // <text:span text:style-name="T27">Affiche les catégories.</text:span></text:p>
                    </text:list-item>
                    <text:list-item>
                      <text:p text:style-name="P35">delete.tpl // <text:span text:style-name="T27">Permet de supprimer une recette.</text:span></text:p>
                    </text:list-item>
                    <text:list-item>
                      <text:p text:style-name="P35">edit.tpl // <text:span text:style-name="T27">Permet d’éditer ou de créer une recette.</text:span></text:p>
                    </text:list-item>
                    <text:list-item>
                      <text:p text:style-name="P35">illustration.tpl // <text:span text:style-name="T27">Permet de changer l’image de la recette.</text:span></text:p>
                    </text:list-item>
                    <text:list-item>
                      <text:p text:style-name="P35">view.tpl // <text:span text:style-name="T27">Permet d’afficher la recette.</text:span></text:p>
                      <text:p text:style-name="P35"/>
                    </text:list-item>
                  </text:list>
                </text:list-item>
                <text:list-item>
                  <text:p text:style-name="P35"><text:soft-page-break/>connection.tpl // <text:span text:style-name="T27">Cette page permet de se connecter. </text:span></text:p>
                </text:list-item>
                <text:list-item>
                  <text:p text:style-name="P35">home.tpl <text:s/>// <text:span text:style-name="T27">Cette page affiche l’acceuil.</text:span></text:p>
                </text:list-item>
              </text:list>
            </text:list-item>
            <text:list-item>
              <text:p text:style-name="P35">nav </text:p>
              <text:list>
                <text:list-item>
                  <text:p text:style-name="P35">nav.inc.tpl // <text:span text:style-name="T28">Barre de navigation</text:span></text:p>
                </text:list-item>
              </text:list>
            </text:list-item>
            <text:list-item>
              <text:p text:style-name="P35">layout.tpl // <text:span text:style-name="T28">Page qui recevra le header/le nav / le body et le footer cela permettra d’organiser et d’afficher les pages à l’utilisateur.</text:span></text:p>
            </text:list-item>
          </text:list>
        </text:list-item>
      </text:list>
      <text:p text:style-name="P7"/>
      <text:p text:style-name="P3">Conception et mise en place de la base de données :</text:p>
      <text:p text:style-name="P7"/>
      <text:p text:style-name="P38">LOIC</text:p>
      <text:p text:style-name="P38"/>
      <text:p text:style-name="P4"><text:span text:style-name="T8">Implémentation</text:span> du site de base :</text:p>
      <text:p text:style-name="P38"/>
      <text:p text:style-name="P38">Nous avons choisie d’utiliser la même <text:span text:style-name="T20">méthode</text:span> que les TP de PHP.</text:p>
      <text:p text:style-name="P38"/>
      <text:p text:style-name="P38">C’est à dire que c’est un fichier .tpl (nommé layout.tpl) qui regroupera chaque partie d’une page.</text:p>
      <text:p text:style-name="P38">Head /body. Comme ça chaque page sera structuré de la même <text:span text:style-name="T20">manière</text:span></text:p>
      <text:p text:style-name="P38"/>
      <text:p text:style-name="P3">Choix des améliorations et détails d’implémentation :</text:p>
      <text:p text:style-name="P7"/>
      <text:p text:style-name="P37">Nous avons mis aucune améliorations <text:span text:style-name="T20">supplémentaire pour le projet.</text:span></text:p>
      <text:p text:style-name="P39">-Mais il était prévu de réaliser un frigo qui contiendrait les ingrédients de l’utilisateur et qui proposerait les recettes qui pourrait faire avec les ingrédients qu’il possède. De plus il lui indiquerait combien d’ingrédient, il lui manque pour réaliser la recette choisie.</text:p>
      <text:p text:style-name="P39">-En choisissant une recette cela mettra sur une note les ingrédients manquant pour la réaliser. Une fois les ingrédients mis sur la note, on pourrait avoir comme indications le prix de tous ses ingrédients <text:s/>en faisant une comparaison des prix sur d’autres sites.</text:p>
      <text:p text:style-name="P39">-Il était aussi prévu de réaliser des groupes permettant aux utilisateur<text:span text:style-name="T22">s</text:span> <text:span text:style-name="T21">de s’organiser pour des fêtes ou autres. Les utilisateur pourront créer des notes d’ingrédients (ou de recettes) puis pourront se repartir des tâches.</text:span></text:p>
      <text:p text:style-name="P7"/>
      <text:p text:style-name="P3">Difficultés rencontrées et solutions éventuelles :</text:p>
      <text:p text:style-name="P7"/>
      <text:p text:style-name="P25">Nous avons eu quelques <text:span text:style-name="T23">difficultés</text:span> pendant la réalisation du projet :</text:p>
      <text:p text:style-name="P23"><text:span text:style-name="T9">-</text:span>Organisation des fonctionnalités dans les controllers.</text:p>
      <text:p text:style-name="P23"><text:span text:style-name="T9">-Gérer</text:span> les formulaires.</text:p>
      <text:p text:style-name="P22"><text:span text:style-name="T9">-</text:span>Gestion du temps.</text:p>
      <text:p text:style-name="P24"><text:span text:style-name="T9">-Réaliser</text:span> le rapport.</text:p>
      <text:p text:style-name="P21"/>
      <text:p text:style-name="P3">Conclusion :</text:p>
      <text:p text:style-name="P3"/>
      <text:p text:style-name="P14">Finalement le site permet à u<text:span text:style-name="T24">n utilisateur non inscrit </text:span>de<text:span text:style-name="T24"> visiter les profils d’autres utilisateurs mais aussi la possibilité de voir les </text:span>différentes<text:span text:style-name="T24"> recettes dans les </text:span>catégories<text:span text:style-name="T24"> mais il ne pourra </text:span>pas<text:span text:style-name="T24"> créer de recette</text:span>s<text:span text:style-name="T24"> ni comment</text:span>er<text:span text:style-name="T24"> d’autres recettes.</text:span></text:p>
      <text:p text:style-name="P11">Un utilisateur peut s’enregistrer et se connecter.Après cela il pourra modifier son profile s’il le souhaite ou <text:span text:style-name="T25">réaliser</text:span> des recettes pour l<text:span text:style-name="T26">a</text:span> partager à la communauté du site <text:span text:style-name="T25">et commenter des recettes sur le site</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S Gothic" svg:font-family="'MS 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1" style:display-name="Heading 1" style:family="paragraph" style:parent-style-name="Heading" style:next-style-name="Text_20_body"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footnote-max-height="0cm">
        <style:footnote-sep style:width="0.018cm" style:line-style="solid" style:adjustment="left" style:rel-width="2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editing-cycles>60</meta:editing-cycles>
    <meta:creation-date>2008-08-22T11:41:04</meta:creation-date>
    <dc:date>2018-01-08T02:16:01.793000000</dc:date>
    <meta:editing-duration>PT2H48M28S</meta:editing-duration>
    <meta:document-statistic meta:table-count="0" meta:image-count="0" meta:object-count="0" meta:page-count="3" meta:paragraph-count="109" meta:word-count="867" meta:character-count="5230" meta:non-whitespace-character-count="4511"/>
  </office:meta>
</office:document-meta>
</file>